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ubblicazione:</text:p>
      <text:p text:style-name="Standard"><text:a xlink:href="https://www.cultura.trentino.it/Appuntamenti/Effetto-donna" office:target-frame-name="_top" xlink:show="replace"><text:span text:style-name="Collegamentoipertestuale">https://www.cultura.trentino.it/Appuntamenti/Effetto-donna</text:span></text:a></text:p>
      <text:p text:style-name="Standard"/>
      <text:p text:style-name="Standard"/>
      <text:p text:style-name="Standard"/>
      <text:p text:style-name="Standard">video:</text:p>
      <text:p text:style-name="Standard"><text:a xlink:href="https://www.youtube.com/watch?v=jdPX-gcz3m4&amp;t=26s" office:target-frame-name="_top" xlink:show="replace"><text:span text:style-name="Collegamentoipertestuale">https://www.youtube.com/watch?v=jdPX-gcz3m4&amp;t=26s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O FRONZA</dc:creator>
    <meta:creation-date>2021-03-04T14:52:00Z</meta:creation-date>
    <dc:date>2021-04-06T06:33:00Z</dc:date>
    <meta:template xlink:href="Normal.dotm" xlink:type="simple"/>
    <meta:editing-cycles>2</meta:editing-cycles>
    <meta:editing-duration>PT60S</meta:editing-duration>
    <meta:document-statistic meta:page-count="1" meta:paragraph-count="1" meta:word-count="41" meta:character-count="275" meta:row-count="1" meta:non-whitespace-character-count="235"/>
  </office:meta>
</office:document-meta>
</file>